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atedMethods.add( String suggestedName , Consumer &lt; Builder &gt;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edMethods.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dMethods.doWithMethodSpecs( Consumer &lt; MethodSpec &gt;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dMethods.GeneratedMethods( ClassName className , Function &lt; MethodName , String &gt; methodNameGenerator , MethodName prefix , List &lt; GeneratedMethod &gt; generatedMetho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neratedMethods.GeneratedMethods( ClassName className , Function &lt; MethodName , String &gt; methodNameGen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eneratedMethods.add( String [ ] suggestedNameParts , Consumer &lt; Builder &gt;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eneratedMethods.withPrefix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